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ce33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ackground-color="#ffff6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6" office:value-type="string" calcext:value-type="string" table:number-columns-spanned="1" table:number-rows-spanned="4">
            <text:p>Regression</text:p>
          </table:table-cell>
          <table:table-cell/>
          <table:table-cell table:style-name="ce30" office:value-type="string" calcext:value-type="string">
            <text:p>DATASET</text:p>
          </table:table-cell>
          <table:table-cell table:style-name="ce30" office:value-type="string" calcext:value-type="string">
            <text:p>GOAL</text:p>
          </table:table-cell>
          <table:table-cell table:style-name="ce30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33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2"/>
          <table:table-cell table:style-name="ce34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8" office:value-type="string" calcext:value-type="string">
            <text:p>Multiple Types</text:p>
          </table:table-cell>
          <table:table-cell table:style-name="ce31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35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3"><text:a xlink:href="https://github.com/Gurubux/StatQuest/blob/master/Regularization-Ridge-Lasso-ElasticNet/Ridge/Ridge.ipynb" xlink:type="simple">Ridge.ipynb</text:a></text:span></text:p>
            <text:p><text:span text:style-name="T3"><text:a xlink:href="https://github.com/Gurubux/StatQuest/blob/master/Regularization-Ridge-Lasso-ElasticNet/Lasso/Lasso.ipynb" xlink:type="simple">Lasso.ipynb</text:a></text:span></text:p>
            <text:p><text:span text:style-name="T3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7"/>
          <table:table-cell table:style-name="ce32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2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9"/>
          <table:table-cell table:style-name="ce1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7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ada's immigration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<text:a xlink:href="https://archive.ics.uci.edu/ml/datasets/Restaurant+%26+consumer+data" xlink:type="simple">Restaurant &amp; consumer data Data Set</text:a></text:p>
          </table:table-cell>
          <table:table-cell office:value-type="string" calcext:value-type="string">
            <text:p>Recommendation – Popularity based</text:p>
          </table:table-cell>
          <table:table-cell table:number-columns-repeated="1020"/>
        </table:table-row>
        <table:table-row table:style-name="ro5">
          <table:table-cell table:style-name="ce3"/>
          <table:table-cell table:style-name="ce9" office:value-type="string" calcext:value-type="string">
            <text:p>Logistic Regression – Recommendation</text:p>
          </table:table-cell>
          <table:table-cell table:style-name="ce3" office:value-type="string" calcext:value-type="string">
            <text:p><text:a xlink:href="https://archive.ics.uci.edu/ml/datasets/Bank+Marketing#)" xlink:type="simple">Bank Marketing Data Set</text:a></text:p>
          </table:table-cell>
          <table:table-cell table:style-name="ce15" office:value-type="string" calcext:value-type="string">
            <text:p>The classification goal is to predict if the client will subscribe (yes/no) a term deposit (variable y).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a xlink:href="https://grouplens.org/datasets/movielens/100k/" xlink:type="simple">MovieLens 100K movie ratings</text:a>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6:05:02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7-08T01:41:48.038000000</dc:date>
    <meta:editing-duration>P2DT19H26M33S</meta:editing-duration>
    <meta:editing-cycles>17</meta:editing-cycles>
    <meta:document-statistic meta:table-count="1" meta:cell-count="86" meta:object-count="0"/>
  </office:meta>
</office:document-meta>
</file>